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900" draw:fill-color="#ff9900" draw:textarea-horizontal-align="justify" draw:textarea-vertical-align="middle" draw:auto-grow-height="false" fo:min-height="0.766cm" fo:min-width="0.77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5cm"/>
    </style:style>
    <style:style style:name="gr6" style:family="graphic" style:parent-style-name="objectwithoutfill">
      <style:graphic-properties svg:stroke-width="0.051cm" svg:stroke-color="#000000" draw:marker-start-width="0.152cm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.028cm" fo:min-width="0.141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35cm" draw:marker-start="Arrow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Ultrafine_20_Dashed" svg:stroke-color="#000000" draw:fill="solid" draw:fill-color="#dddddd" fo:min-height="2.544cm"/>
    </style:style>
    <style:style style:name="gr10" style:family="graphic" style:parent-style-name="standard">
      <style:graphic-properties draw:stroke="dash" draw:stroke-dash="Ultrafine_20_Dashed" svg:stroke-color="#000000" draw:fill="solid" draw:fill-color="#dddddd" fo:min-height="1.274cm"/>
    </style:style>
    <style:style style:name="gr11" style:family="graphic" style:parent-style-name="standard">
      <style:graphic-properties draw:stroke="dash" draw:stroke-dash="Ultrafine_20_Dashed" svg:stroke-color="#000000" draw:fill="solid" draw:fill-color="#dddddd" fo:min-height="2.417cm"/>
    </style:style>
    <style:style style:name="gr12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64cm" fo:min-width="1.461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  <style:text-properties fo:font-size="16pt"/>
    </style:style>
    <style:style style:name="P3" style:family="paragraph">
      <loext:graphic-properties draw:fill="solid" draw:fill-color="#579d1c"/>
      <style:paragraph-properties fo:text-align="center"/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style:text-properties style:use-window-font-color="true"/>
    </style:style>
    <style:style style:name="P6" style:family="paragraph">
      <loext:graphic-properties draw:fill="none" draw:fill-color="#ffffff"/>
      <style:text-properties style:use-window-font-color="true" fo:font-size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6pt"/>
    </style:style>
    <style:style style:name="P9" style:family="paragraph">
      <loext:graphic-properties draw:fill="solid" draw:fill-color="#dddddd"/>
      <style:text-properties fo:font-size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solid" draw:fill-color="#ffffff" draw:opacity="100%"/>
      <style:text-properties fo:font-size="16pt" style:font-size-asian="16pt" style:font-size-complex="16pt"/>
    </style:style>
    <style:style style:name="T1" style:family="text">
      <style:text-properties style:font-name="Liberation Sans3" fo:font-size="16pt" style:font-name-asian="Liberation Sans3" style:font-name-complex="Liberation Sans3"/>
    </style:style>
    <style:style style:name="T2" style:family="text">
      <style:text-properties style:text-position="-33% 58%" fo:font-size="16pt"/>
    </style:style>
    <style:style style:name="T3" style:family="text">
      <style:text-properties style:text-position="-33% 58%" style:font-name="Liberation Sans3" fo:font-size="16pt" style:font-name-asian="Liberation Sans3" style:font-name-complex="Liberation Sans3"/>
    </style:style>
    <style:style style:name="T4" style:family="text">
      <style:text-properties fo:font-size="16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text-position="0% 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016cm" svg:x="6.754cm" svg:y="5.63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444cm" svg:y="5.464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7.83cm" svg:y="5.453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8.303cm" svg:y="5.81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85cm" svg:y="5.81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6.454cm" svg:y="4.856cm">
          <draw:text-box>
            <text:p><text:span text:style-name="T4">C</text:span><text:span text:style-name="T4"> </text:span><text:span text:style-name="T4">=</text:span><text:span text:style-name="T4"> </text:span><text:span text:style-name="T4">5</text:span></text:p>
          </draw:text-box>
        </draw:frame>
        <draw:frame draw:style-name="gr3" draw:text-style-name="P4" draw:layer="layout" svg:width="2.178cm" svg:height="0.878cm" svg:x="12.102cm" svg:y="4.699cm">
          <draw:text-box>
            <text:p><text:span text:style-name="T4">C </text:span><text:span text:style-name="T4">= </text:span><text:span text:style-name="T4">3</text:span></text:p>
          </draw:text-box>
        </draw:frame>
        <draw:frame draw:style-name="gr4" draw:text-style-name="P4" draw:layer="layout" svg:width="2.492cm" svg:height="0.878cm" svg:x="17.482cm" svg:y="4.699cm">
          <draw:text-box>
            <text:p><text:span text:style-name="T4">C </text:span><text:span text:style-name="T4">= </text:span><text:span text:style-name="T4">2</text:span></text:p>
          </draw:text-box>
        </draw:frame>
        <draw:frame draw:style-name="gr5" draw:text-style-name="P6" draw:layer="layout" svg:width="2.415cm" svg:height="0.878cm" svg:x="6.255cm" svg:y="6.656cm">
          <draw:text-box>
            <text:p text:style-name="P5"><text:span text:style-name="T4">T </text:span><text:span text:style-name="T4">= </text:span><text:span text:style-name="T4">10</text:span><text:span text:style-name="T4">0</text:span></text:p>
          </draw:text-box>
        </draw:frame>
        <draw:frame draw:style-name="gr5" draw:text-style-name="P6" draw:layer="layout" svg:width="2.415cm" svg:height="0.878cm" svg:x="11.903cm" svg:y="6.483cm">
          <draw:text-box>
            <text:p text:style-name="P5"><text:span text:style-name="T4">T </text:span><text:span text:style-name="T4">= </text:span><text:span text:style-name="T4">20</text:span><text:span text:style-name="T4">0</text:span></text:p>
          </draw:text-box>
        </draw:frame>
        <draw:frame draw:style-name="gr5" draw:text-style-name="P6" draw:layer="layout" svg:width="2.415cm" svg:height="0.878cm" svg:x="17.383cm" svg:y="6.472cm">
          <draw:text-box>
            <text:p text:style-name="P5"><text:span text:style-name="T4">T </text:span><text:span text:style-name="T4">= </text:span><text:span text:style-name="T4">50</text:span></text:p>
          </draw:text-box>
        </draw:frame>
        <draw:line draw:style-name="gr6" draw:text-style-name="P7" draw:layer="layout" svg:x1="6.08cm" svg:y1="3.548cm" svg:x2="6.08cm" svg:y2="4.537cm">
          <text:p/>
        </draw:line>
        <draw:line draw:style-name="gr6" draw:text-style-name="P7" draw:layer="layout" svg:x1="14.589cm" svg:y1="3.548cm" svg:x2="14.589cm" svg:y2="4.637cm">
          <text:p/>
        </draw:line>
        <draw:custom-shape draw:style-name="gr7" draw:text-style-name="P3" draw:layer="layout" svg:width="1.045cm" svg:height="0.644cm" svg:x="5.645cm" svg:y="5.81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9.172cm" svg:y="5.81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7" draw:layer="layout" svg:x1="6.08cm" svg:y1="4.056cm" svg:x2="14.589cm" svg:y2="4.056cm">
          <text:p/>
        </draw:line>
        <draw:frame draw:style-name="gr9" draw:text-style-name="P9" draw:layer="layout" svg:width="1.613cm" svg:height="2.794cm" svg:x="3.951cm" svg:y="4.741cm">
          <draw:text-box>
            <text:p text:style-name="P8">4. D</text:p>
            <text:p text:style-name="P8">3. C</text:p>
            <text:p text:style-name="P8">2. B</text:p>
            <text:p text:style-name="P8">1. A</text:p>
          </draw:text-box>
        </draw:frame>
        <draw:frame draw:style-name="gr9" draw:text-style-name="P9" draw:layer="layout" svg:width="1.613cm" svg:height="2.794cm" svg:x="9.482cm" svg:y="4.741cm">
          <draw:text-box>
            <text:p text:style-name="P8">4. E</text:p>
            <text:p text:style-name="P8">3. D</text:p>
            <text:p text:style-name="P8">2. C</text:p>
            <text:p text:style-name="P8">1. B</text:p>
          </draw:text-box>
        </draw:frame>
        <draw:frame draw:style-name="gr10" draw:text-style-name="P9" draw:layer="layout" svg:width="1.613cm" svg:height="1.524cm" svg:x="14.97cm" svg:y="5.376cm">
          <draw:text-box>
            <text:p text:style-name="P8">4. D</text:p>
            <text:p text:style-name="P8">1. B</text:p>
          </draw:text-box>
        </draw:frame>
        <draw:frame draw:style-name="gr11" draw:text-style-name="P9" draw:layer="layout" svg:width="1.613cm" svg:height="2.759cm" svg:x="20.215cm" svg:y="4.759cm">
          <draw:text-box>
            <text:p text:style-name="P8">4. D</text:p>
            <text:p text:style-name="P8">4. D</text:p>
            <text:p text:style-name="P8">1. B</text:p>
            <text:p text:style-name="P8">1. B</text:p>
          </draw:text-box>
        </draw:frame>
        <draw:custom-shape draw:style-name="gr2" draw:text-style-name="P3" draw:layer="layout" svg:width="1.045cm" svg:height="0.644cm" svg:x="11.258cm" svg:y="5.81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6.751cm" svg:y="5.81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1" draw:layer="layout" svg:width="1.961cm" svg:height="1.014cm" svg:x="9.391cm" svg:y="3.467cm">
          <draw:text-box>
            <text:p text:style-name="P10"><text:span text:style-name="T5">f</text:span><text:span text:style-name="T6">x</text:span><text:span text:style-name="T7">=</text:span><text:span text:style-name="T7">0</text:span><text:span text:style-name="T7">.</text:span><text:span text:style-name="T7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1:22:19.144392814</meta:creation-date>
    <dc:date>2021-10-30T00:01:05.361541500</dc:date>
    <meta:editing-duration>PT6H1M15S</meta:editing-duration>
    <meta:editing-cycles>50</meta:editing-cycles>
    <meta:generator>LibreOffice/5.1.6.2$Linux_X86_64 LibreOffice_project/10m0$Build-2</meta:generator>
    <meta:document-statistic meta:object-count="23"/>
  </office:meta>
</office:document-meta>
</file>